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odoni-BoldCondensed" svg:font-family="Bodoni-BoldCondensed"/>
    <style:font-face style:name="LucidaGrande" svg:font-family="LucidaGrande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-Oblique" svg:font-family="Helvetica-Oblique" style:font-family-generic="swiss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use-window-font-color="true" style:font-name="ArialMT" fo:font-size="13pt" style:font-name-asian="ArialMT" style:font-size-asian="13pt" style:font-name-complex="ArialMT" style:font-size-complex="13pt"/>
    </style:style>
    <style:style style:name="P3" style:family="paragraph" style:parent-style-name="Standard">
      <style:text-properties style:use-window-font-color="true" style:font-name="ArialMT" fo:font-size="10pt" fo:font-style="normal" style:font-size-asian="10pt" style:font-style-asian="normal" style:font-size-complex="10pt" style:font-style-complex="normal"/>
    </style:style>
    <style:style style:name="P4" style:family="paragraph" style:parent-style-name="Standard">
      <style:paragraph-properties style:text-autospace="none"/>
      <style:text-properties style:use-window-font-color="true" style:font-name="ArialMT" fo:font-size="10pt" fo:font-style="normal" style:font-size-asian="10pt" style:font-style-asian="normal" style:font-size-complex="10pt" style:font-style-complex="normal"/>
    </style:style>
    <style:style style:name="P5" style:family="paragraph" style:parent-style-name="Standard">
      <style:paragraph-properties style:text-autospace="none"/>
      <style:text-properties style:use-window-font-color="true" style:font-name="Verdana" fo:font-size="10pt" fo:font-style="normal" style:font-size-asian="10pt" style:font-style-asian="normal" style:font-size-complex="10pt" style:font-style-complex="normal"/>
    </style:style>
    <style:style style:name="P6" style:family="paragraph" style:parent-style-name="Standard">
      <style:paragraph-properties style:text-autospace="none"/>
      <style:text-properties style:use-window-font-color="true" style:font-name="Verdana" fo:font-size="10pt" fo:font-style="normal" style:font-size-asian="10pt" style:font-style-asian="normal" style:font-name-complex="Helvetica" style:font-size-complex="10pt" style:font-style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style:use-window-font-color="true" style:font-name="Verdana" fo:font-size="11pt" fo:font-style="normal" fo:font-weight="bold" style:font-size-asian="11pt" style:font-style-asian="normal" style:font-weight-asian="bold" style:font-name-complex="Bodoni-BoldCondensed" style:font-size-complex="11pt" style:font-style-complex="normal" style:font-weight-complex="bold"/>
    </style:style>
    <style:style style:name="P8" style:family="paragraph" style:parent-style-name="Standard">
      <style:paragraph-properties style:text-autospace="none"/>
      <style:text-properties style:use-window-font-color="true" style:font-name="Verdana" fo:font-size="11pt" fo:font-style="normal" style:font-size-asian="11pt" style:font-style-asian="normal" style:font-name-complex="Helvetica" style:font-size-complex="11pt" style:font-style-complex="normal"/>
    </style:style>
    <style:style style:name="P9" style:family="paragraph" style:parent-style-name="Standard">
      <style:text-properties style:use-window-font-color="true" style:font-name="Verdana" fo:font-size="11pt" fo:font-style="normal" style:font-size-asian="11pt" style:font-style-asian="normal" style:font-size-complex="11pt" style:font-style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style:use-window-font-color="true" style:font-name="Verdana" fo:font-size="9pt" fo:font-style="normal" style:font-size-asian="9pt" style:font-style-asian="normal" style:font-name-complex="Helvetica" style:font-size-complex="9pt" style:font-style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style:use-window-font-color="true" style:font-name="Verdana" fo:font-size="12pt" fo:font-style="normal" fo:font-weight="bold" style:font-size-asian="12pt" style:font-style-asian="normal" style:font-weight-asian="bold" style:font-name-complex="Bodoni-BoldCondensed" style:font-size-complex="12pt" style:font-style-complex="normal" style:font-weight-complex="bold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>
      <style:paragraph-properties fo:break-before="page"/>
      <style:text-properties style:use-window-font-color="true" style:font-name="Verdana" fo:font-size="11pt" fo:font-style="normal" style:font-size-asian="11pt" style:font-style-asian="normal" style:font-size-complex="11pt" style:font-style-complex="normal"/>
    </style:style>
    <style:style style:name="P14" style:family="paragraph" style:parent-style-name="Standard" style:master-page-name="Standard">
      <style:paragraph-properties fo:text-align="center" style:justify-single-word="false" style:page-number="auto" style:text-autospace="none"/>
      <style:text-properties style:use-window-font-color="true" style:font-name="Verdana" fo:font-size="14pt" fo:font-style="normal" style:font-size-asian="14pt" style:font-style-asian="normal" style:font-name-complex="Helvetica" style:font-size-complex="14pt" style:font-style-complex="normal"/>
    </style:style>
    <style:style style:name="P15" style:family="paragraph" style:parent-style-name="Standard" style:list-style-name="L1"/>
    <style:style style:name="P16" style:family="paragraph" style:parent-style-name="Standard" style:list-style-name="L2">
      <style:text-properties fo:font-size="11pt" style:font-size-asian="11pt" style:font-size-complex="11pt"/>
    </style:style>
    <style:style style:name="P17" style:family="paragraph" style:parent-style-name="Standard" style:list-style-name="L3">
      <style:text-properties fo:font-size="11pt" style:font-size-asian="11pt" style:font-size-complex="11pt"/>
    </style:style>
    <style:style style:name="P18" style:family="paragraph" style:parent-style-name="Standard" style:list-style-name="L4">
      <style:text-properties fo:font-size="11pt" style:font-size-asian="11pt" style:font-size-complex="11pt"/>
    </style:style>
    <style:style style:name="T1" style:family="text">
      <style:text-properties style:font-name-complex="Helveti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-complex="Helvetica-Oblique"/>
    </style:style>
    <style:style style:name="T6" style:family="text">
      <style:text-properties style:use-window-font-color="true" style:font-name="Verdana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7" style:family="text">
      <style:text-properties style:use-window-font-color="true" style:font-name="Verdana" fo:font-size="10pt" fo:font-style="normal" style:font-size-asian="10pt" style:font-style-asian="normal" style:font-name-complex="Helvetica" style:font-size-complex="10pt" style:font-style-complex="normal"/>
    </style:style>
    <style:style style:name="T8" style:family="text">
      <style:text-properties style:use-window-font-color="true" style:font-name="Verdana" fo:font-size="10pt" fo:font-style="normal" style:font-size-asian="10pt" style:font-style-asian="normal" style:font-name-complex="Helvetica-Oblique" style:font-size-complex="10pt" style:font-style-complex="normal"/>
    </style:style>
    <style:style style:name="T9" style:family="text">
      <style:text-properties style:use-window-font-color="true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10" style:family="text">
      <style:text-properties style:use-window-font-color="true" fo:font-size="10pt" fo:font-style="normal" style:font-name-asian="ArialMT" style:font-size-asian="10pt" style:font-style-asian="italic" style:font-name-complex="ArialMT" style:font-size-complex="10pt" style:font-style-complex="normal"/>
    </style:style>
    <style:style style:name="T11" style:family="text">
      <style:text-properties style:use-window-font-color="true" fo:font-size="10pt" fo:language="fr" fo:country="FR" fo:font-style="italic" style:font-name-asian="ArialMT" style:font-size-asian="10pt" style:font-style-asian="italic" style:font-name-complex="ArialMT" style:font-size-complex="10pt" style:language-complex="ar" style:country-complex="SA" style:font-style-complex="italic"/>
    </style:style>
    <style:style style:name="T12" style:family="text">
      <style:text-properties style:use-window-font-color="true" fo:font-size="10pt" fo:font-style="italic" style:font-name-asian="LucidaGrande" style:font-size-asian="10pt" style:font-style-asian="italic" style:font-name-complex="LucidaGrande" style:font-size-complex="10pt" style:font-style-complex="italic"/>
    </style:style>
    <style:style style:name="T13" style:family="text">
      <style:text-properties style:use-window-font-color="true" fo:font-size="10pt" fo:font-style="italic" style:font-name-asian="Verdana1" style:font-size-asian="10pt" style:font-style-asian="italic" style:font-name-complex="Verdana1" style:font-size-complex="10pt" style:font-style-complex="italic"/>
    </style:style>
    <style:style style:name="T14" style:family="text">
      <style:text-properties style:use-window-font-color="true" fo:font-size="10pt" fo:font-style="italic" style:font-name-asian="ArialMT" style:font-size-asian="10pt" style:font-style-asian="italic" style:font-name-complex="ArialMT" style:font-size-complex="10pt" style:font-style-complex="italic"/>
    </style:style>
    <style:style style:name="T15" style:family="text">
      <style:text-properties style:use-window-font-color="true" fo:font-style="italic" fo:font-weight="bold" style:font-name-asian="ArialMT" style:font-style-asian="italic" style:font-weight-asian="bold" style:font-name-complex="ArialMT" style:font-style-complex="italic" style:font-weight-complex="bold"/>
    </style:style>
    <style:style style:name="T16" style:family="text">
      <style:text-properties style:use-window-font-color="true" fo:font-style="italic" fo:font-weight="normal" style:font-name-asian="ArialMT" style:font-style-asian="italic" style:font-weight-asian="normal" style:font-name-complex="ArialMT" style:font-style-complex="italic" style:font-weight-complex="normal"/>
    </style:style>
    <style:style style:name="T17" style:family="text">
      <style:text-properties style:use-window-font-color="true" style:font-name="ArialMT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18" style:family="text">
      <style:text-properties style:use-window-font-color="true" style:font-name="ArialMT" fo:font-size="10pt" fo:font-style="italic" style:font-name-asian="ArialMT" style:font-size-asian="10pt" style:font-style-asian="italic" style:font-name-complex="ArialMT" style:font-size-complex="10pt" style:font-style-complex="italic"/>
    </style:style>
    <style:style style:name="T19" style:family="text">
      <style:text-properties style:font-name-asian="ArialMT" style:font-name-complex="ArialMT"/>
    </style:style>
    <style:style style:name="T20" style:family="text">
      <style:text-properties fo:font-size="10pt" fo:font-style="italic" style:font-name-asian="ArialMT" style:font-size-asian="10pt" style:font-style-asian="italic" style:font-name-complex="ArialMT" style:font-size-complex="10pt" style:font-style-complex="itali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language="fr" fo:country="FR" style:language-complex="ar" style:country-complex="SA"/>
    </style:style>
    <style:style style:name="T23" style:family="text">
      <style:text-properties fo:language="fr" fo:country="FR" fo:font-style="italic" style:font-style-asian="italic" style:language-complex="ar" style:country-complex="SA" style:font-style-complex="italic"/>
    </style:style>
    <text:list-style style:name="L1">
      <text:list-level-style-bullet text:level="1" text:style-name="Bullet_20_Symbols" style:num-suffix="." text:bullet-char="●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/><text:span text:style-name="T21">Association Francophone Python (AFPY)</text:span></text:p>
      <text:p text:style-name="P10">Chez Alexandre Fernandez 13, Rue beccaria 75012 Paris</text:p>
      <text:p text:style-name="P7"/>
      <text:p text:style-name="P11">Procès-verbal de l’assemblée générale du <text:s/>31<text:span text:style-name="T19"> mai 2009</text:span></text:p>
      <text:p text:style-name="P8"/>
      <text:p text:style-name="P5"><text:span text:style-name="T1">Les membres de l’association </text:span><text:span text:style-name="T5">AFPY</text:span><text:span text:style-name="T5"> </text:span><text:span text:style-name="T1">se sont réunis en assemblée générale </text:span></text:p>
      <text:p text:style-name="P5"><text:span text:style-name="T7">Le 31</text:span><text:span text:style-name="T6"> mai 2009</text:span><text:span text:style-name="T8"> </text:span><text:span text:style-name="T7">à 10h</text:span><text:span text:style-name="T8">, </text:span><text:span text:style-name="T6">à la Cyberbase de la Cité des </text:span><text:span text:style-name="T19">Sciences et de l'Industrie</text:span><text:span text:style-name="T1">.</text:span></text:p>
      <text:p text:style-name="P5"><text:span text:style-name="T1">Il a été établi une feuille d’émargement des membres présents et représentés </text:span><text:span text:style-name="T5">(liste des participants en annexe 2).</text:span></text:p>
      <text:p text:style-name="P6"/>
      <text:p text:style-name="P5"><text:span text:style-name="T1">L’assemblée est présidée par Tarek Ziadé</text:span><text:span text:style-name="T5"> </text:span><text:span text:style-name="T1">en qualité de </text:span><text:span text:style-name="T5">Président </text:span><text:span text:style-name="T1">et M. Jean-Philippe Camguilhem</text:span><text:span text:style-name="T5"> </text:span><text:span text:style-name="T1">secrétaire.</text:span></text:p>
      <text:p text:style-name="P6"/>
      <text:p text:style-name="P5"><text:span text:style-name="T1">Conformément à l’article 8 des statuts, plus de 50%</text:span><text:span text:style-name="T5"> </text:span><text:span text:style-name="T1">des membres à jour de cotisation et ayant plus de six mois d'ancienneté étant présents ou représentés, l’assemblée peut valablement délibérer à titre ordinaire.</text:span></text:p>
      <text:p text:style-name="P6"/>
      <text:p text:style-name="P5"><text:span text:style-name="T1">Le président rappelle l’ordre du jour et dépose sur le bureau de l’assemblée tous les documents s’y rapportant</text:span><text:span text:style-name="T1">.</text:span><text:span text:style-name="T1"> Lecture est faite des différents rapports. Puis le débat s’ouvre entre les participants.</text:span></text:p>
      <text:p text:style-name="P6"/>
      <text:p text:style-name="P6">Plus personne ne demandant la parole, le président met au vote les différents points à l’ordre du jour :</text:p>
      <text:p text:style-name="P6"/>
      <text:list text:style-name="L1">
        <text:list-item>
          <text:p text:style-name="P15">Rapport Moral de l'année par le Pdt. </text:p>
          <text:list>
            <text:list-item>
              <text:p text:style-name="P15">pour Unanimité </text:p>
            </text:list-item>
            <text:list-item>
              <text:p text:style-name="P15">contre 0 </text:p>
            </text:list-item>
            <text:list-item>
              <text:p text:style-name="P15">abstention 0 </text:p>
            </text:list-item>
          </text:list>
        </text:list-item>
      </text:list>
      <text:p text:style-name="Standard"/>
      <text:list text:style-name="L1">
        <text:list-item text:start-value="1">
          <text:p text:style-name="P15">Rapport Financier par le Trésorier </text:p>
          <text:list>
            <text:list-item>
              <text:p text:style-name="P15">pour 41 </text:p>
            </text:list-item>
            <text:list-item>
              <text:p text:style-name="P15">contre 0 </text:p>
            </text:list-item>
            <text:list-item>
              <text:p text:style-name="P15">abstention 2 (Allouche, Charpentier) </text:p>
            </text:list-item>
          </text:list>
        </text:list-item>
      </text:list>
      <text:p text:style-name="Standard"/>
      <text:list text:style-name="L1">
        <text:list-item text:start-value="1">
          <text:p text:style-name="P15">Quitus </text:p>
          <text:list>
            <text:list-item>
              <text:p text:style-name="P15">pour Unanimité </text:p>
            </text:list-item>
            <text:list-item>
              <text:p text:style-name="P15">contre 0 </text:p>
            </text:list-item>
            <text:list-item>
              <text:p text:style-name="P15">abstention 0 </text:p>
            </text:list-item>
          </text:list>
        </text:list-item>
      </text:list>
      <text:p text:style-name="Standard"/>
      <text:list text:style-name="L1">
        <text:list-item text:start-value="1">
          <text:p text:style-name="P15">Renouvellement du 1/3 sortant du Comité Directeur </text:p>
          <text:list>
            <text:list-item>
              <text:p text:style-name="P15">pour : 42 </text:p>
            </text:list-item>
            <text:list-item>
              <text:p text:style-name="P15">contre : 0 </text:p>
            </text:list-item>
            <text:list-item>
              <text:p text:style-name="P15">abstention 1 (Pierre IMBAUD) </text:p>
            </text:list-item>
          </text:list>
        </text:list-item>
      </text:list>
      <text:p text:style-name="Standard"/>
      <text:list text:style-name="L1">
        <text:list-item text:start-value="1">
          <text:p text:style-name="P15">tiers sortant :</text:p>
          <text:list>
            <text:list-item>
              <text:p text:style-name="P15">Olivier Grisel 2006- 2009</text:p>
            </text:list-item>
            <text:list-item>
              <text:p text:style-name="P15">Encolpe Degoute 2006- 2009</text:p>
            </text:list-item>
            <text:list-item>
              <text:p text:style-name="P15">Alexandre Fernandez 2006- 2009</text:p>
            </text:list-item>
            <text:list-item>
              <text:p text:style-name="P15">Jean-François Roche 2006- 2009</text:p>
            </text:list-item>
            <text:list-item>
              <text:p text:style-name="P15"><text:soft-page-break/>Alain Meurant 2006- 2009</text:p>
            </text:list-item>
            <text:list-item>
              <text:p text:style-name="P15">David Convent 2006- 2009</text:p>
            </text:list-item>
          </text:list>
        </text:list-item>
      </text:list>
      <text:p text:style-name="Standard"/>
      <text:list text:style-name="L1">
        <text:list-item text:start-value="1">
          <text:p text:style-name="P15">Nouveaux candidats :</text:p>
          <text:list>
            <text:list-item>
              <text:p text:style-name="P15">Hugues Tonal </text:p>
            </text:list-item>
            <text:list-item>
              <text:p text:style-name="P15">Benoit Chesnaud </text:p>
            </text:list-item>
            <text:list-item>
              <text:p text:style-name="P15">Michael Scherer </text:p>
            </text:list-item>
            <text:list-item>
              <text:p text:style-name="P15">John Lejeune </text:p>
            </text:list-item>
            <text:list-item>
              <text:p text:style-name="P15">David Allouche </text:p>
            </text:list-item>
            <text:list-item>
              <text:p text:style-name="P15">Kamon Ayeva </text:p>
            </text:list-item>
          </text:list>
        </text:list-item>
      </text:list>
      <text:p text:style-name="Standard"/>
      <text:list text:style-name="L1">
        <text:list-item text:start-value="1">
          <text:p text:style-name="P15">Approbation par l'AG du Président proposé par le nouveau CD. </text:p>
          <text:list>
            <text:list-item>
              <text:p text:style-name="P15">pour unanimité </text:p>
            </text:list-item>
            <text:list-item>
              <text:p text:style-name="P15">contre 0 </text:p>
            </text:list-item>
            <text:list-item>
              <text:p text:style-name="P15">abstention 0 </text:p>
            </text:list-item>
          </text:list>
        </text:list-item>
      </text:list>
      <text:p text:style-name="Standard"/>
      <text:list text:style-name="L1">
        <text:list-item text:start-value="1">
          <text:p text:style-name="P15">Fixation du montant des cotisations pour 2010 (20 euros personne physique | 100 euros entreprise | 20 euros Associations) </text:p>
          <text:list>
            <text:list-item>
              <text:p text:style-name="P15">pour 42 </text:p>
            </text:list-item>
            <text:list-item>
              <text:p text:style-name="P15">contre 0 </text:p>
            </text:list-item>
            <text:list-item>
              <text:p text:style-name="P15">abstention 1 (Emilie Pascual)</text:p>
            </text:list-item>
          </text:list>
        </text:list-item>
      </text:list>
      <text:p text:style-name="Standard"/>
      <text:list text:style-name="L1">
        <text:list-item text:start-value="1">
          <text:p text:style-name="P15">Modification de l'adresse : </text:p>
          <text:list>
            <text:list-item>
              <text:p text:style-name="P15">pour 42 </text:p>
            </text:list-item>
            <text:list-item>
              <text:p text:style-name="P15">contre 0 </text:p>
            </text:list-item>
            <text:list-item>
              <text:p text:style-name="P15">abstention 1 (David Allouche) </text:p>
            </text:list-item>
          </text:list>
        </text:list-item>
      </text:list>
      <text:p text:style-name="Standard"/>
      <text:p text:style-name="Standard"/>
      <text:p text:style-name="P5"><text:span text:style-name="T1">L’ordre du jour étant épuisé, la séance est levée à</text:span><text:span text:style-name="T1"> </text:span><text:span text:style-name="T5">12 heures</text:span><text:span text:style-name="T1">.</text:span></text:p>
      <text:p text:style-name="P6"/>
      <text:p text:style-name="P6">De l’assemblée, il a été dressé le présent procès-verbal. Il est signé par le vice-président.</text:p>
      <text:p text:style-name="P9"/>
      <text:p text:style-name="P9">Le vice-président</text:p>
      <text:p text:style-name="P9">Christophe Combelles</text:p>
      <text:p text:style-name="P13"><text:span text:style-name="T21">Annexe 1 : </text:span>liste des membres du Comité Directeur</text:p>
      <text:p text:style-name="P3"/>
      <text:p text:style-name="Standard">- Tarek Ziadé – <text:span text:style-name="T21">président</text:span> - 6, rue de l'église 21540 Turcey – <text:span text:style-name="T2">informaticien</text:span></text:p>
      <text:p text:style-name="Standard">- Jean-Philippe Camguilhem – <text:span text:style-name="T21">secrétaire</text:span> - 4, rue du pasteur cadier 64000 Pau - <text:span text:style-name="T2">développeur</text:span></text:p>
      <text:p text:style-name="Standard">- Gael Pasgrimaud – <text:span text:style-name="T21">trésorier</text:span> - 14 av de st-ouen 75018 Paris – <text:span text:style-name="T2">technicien de l'internet</text:span></text:p>
      <text:p text:style-name="Standard">- Christophe Combelles – <text:span text:style-name="T21">vice-président</text:span> - 33 rue Saint Lambert 75015 Paris - <text:span text:style-name="T2">ingénieur</text:span></text:p>
      <text:p text:style-name="Standard">- Olivier Grisel – <text:span text:style-name="T21">vice-secrétaire</text:span> -122, rue Pelleport 75020 Paris – <text:span text:style-name="T2">ingénieur</text:span></text:p>
      <text:p text:style-name="Standard">- Gwenael Bonhommeau – <text:span text:style-name="T21">vice-trésorier</text:span> -80 av de clichy 75017 Paris – <text:span text:style-name="T2">chef de projet</text:span>.</text:p>
      <text:p text:style-name="Standard"><text:s/></text:p>
      <text:p text:style-name="Standard">- Damien Boucard – 62 rue Baudricourt 75013 Paris - <text:span text:style-name="T2">ingénieur</text:span></text:p>
      <text:p text:style-name="Standard">- Roger Fernandez – 9 bis rue Quinault 75008 Paris - <text:span text:style-name="T2">gérant de société</text:span></text:p>
      <text:p text:style-name="Standard">- Jean-Mathieu Grimaldi - 7 rue José Maria de Hérédia 92320 Châtillon - <text:span text:style-name="T2">développeur</text:span></text:p>
      <text:p text:style-name="Standard">- Sébastien Douche - 10 rue Vaudétard 92130 Issy-les-moulineaux - <text:span text:style-name="T2">coach</text:span></text:p>
      <text:p text:style-name="Standard">- Émilie Pascual - 200 rue de belleville 75020 Paris – <text:span text:style-name="T2">hôtesse d'accueil</text:span></text:p>
      <text:p text:style-name="Standard">- David Larlet - <text:span text:style-name="T22">155, avenue de Stalingrad 13200 Arles </text:span>- <text:span text:style-name="T23">développeur</text:span></text:p>
      <text:p text:style-name="Standard">- Olivier Laurelli - 116 Quai de Jemmapes 75010 Paris - <text:span text:style-name="T2">développeur</text:span></text:p>
      <text:p text:style-name="Standard">- Hugues Tonal – 4 rue Bardinet 75014 Paris - informaticien</text:p>
      <text:p text:style-name="Standard">- Benoît Chesnaud - 54 rue Henri Pauquet - 60100 Creil –<text:span text:style-name="T17"> </text:span><text:span text:style-name="T18">artisan web</text:span></text:p>
      <text:p text:style-name="Standard">- Michael Scherer - 32, rue de Barbes, 94200 Ivry sur seine - <text:span text:style-name="T2">informaticien</text:span></text:p>
      <text:p text:style-name="Standard">- John Lejeune - 52, rue de la champagne <text:s/>35370 Etrelles - <text:span text:style-name="T2">ingénieur</text:span></text:p>
      <text:p text:style-name="Standard">- David Allouche – 41 rue des Bois 75019 Paris - <text:span text:style-name="T2">ingénieur</text:span></text:p>
      <text:p text:style-name="Standard">- Kamon Ayeva – 143 boulevard de Valmy <text:s/>92700 Colombes - <text:span text:style-name="T2">informaticien</text:span></text:p>
      <text:p text:style-name="P4"/>
      <text:p text:style-name="P9"/>
      <text:p text:style-name="P9">Le vice-président : Christophe Combelles</text:p>
      <text:p text:style-name="P9"/>
      <text:p text:style-name="P9"/>
      <text:p text:style-name="P2"/>
      <text:p text:style-name="P9"/>
      <text:p text:style-name="P13"><text:span text:style-name="T21">Annexe 2 : </text:span>liste des participants et votants.</text:p>
      <text:p text:style-name="P12"/>
      <text:p text:style-name="P12">présents : 40 </text:p>
      <text:list text:style-name="L2">
        <text:list-item>
          <text:p text:style-name="P16">Amicel Ronan </text:p>
        </text:list-item>
        <text:list-item>
          <text:p text:style-name="P16">Fretin Vincent </text:p>
        </text:list-item>
        <text:list-item>
          <text:p text:style-name="P16">Chenet Carl </text:p>
        </text:list-item>
        <text:list-item>
          <text:p text:style-name="P16">Gras Ghislaine </text:p>
        </text:list-item>
        <text:list-item>
          <text:p text:style-name="P16">Bollo Mats </text:p>
        </text:list-item>
        <text:list-item>
          <text:p text:style-name="P16">Barnoud Jonathan </text:p>
        </text:list-item>
        <text:list-item>
          <text:p text:style-name="P16">Schemoul Jonathan </text:p>
        </text:list-item>
        <text:list-item>
          <text:p text:style-name="P16">Pannacci Chantal </text:p>
        </text:list-item>
        <text:list-item>
          <text:p text:style-name="P16">Pasgrimaud Gaël </text:p>
        </text:list-item>
        <text:list-item>
          <text:p text:style-name="P16">Chesneau Benoit </text:p>
        </text:list-item>
        <text:list-item>
          <text:p text:style-name="P16">Charpentier Johan </text:p>
        </text:list-item>
        <text:list-item>
          <text:p text:style-name="P16">Lejeune John </text:p>
        </text:list-item>
        <text:list-item>
          <text:p text:style-name="P16">Boucard Damien </text:p>
        </text:list-item>
        <text:list-item>
          <text:p text:style-name="P16">Agopian Mathieu </text:p>
        </text:list-item>
        <text:list-item>
          <text:p text:style-name="P16">Stinner Victor </text:p>
        </text:list-item>
        <text:list-item>
          <text:p text:style-name="P16">Arezki Feth </text:p>
        </text:list-item>
        <text:list-item>
          <text:p text:style-name="P16">Ayeva Kamon </text:p>
        </text:list-item>
        <text:list-item>
          <text:p text:style-name="P16">Sherer Michael </text:p>
        </text:list-item>
        <text:list-item>
          <text:p text:style-name="P16">Aperghis-Tramoni Sébastien </text:p>
        </text:list-item>
        <text:list-item>
          <text:p text:style-name="P16">Chambon Pascal </text:p>
        </text:list-item>
        <text:list-item>
          <text:p text:style-name="P16">Julien Stéphane </text:p>
        </text:list-item>
        <text:list-item>
          <text:p text:style-name="P16">Allouche David </text:p>
        </text:list-item>
        <text:list-item>
          <text:p text:style-name="P16">Gemy Cédric </text:p>
        </text:list-item>
        <text:list-item>
          <text:p text:style-name="P16">Chaussavoine Olivier </text:p>
        </text:list-item>
        <text:list-item>
          <text:p text:style-name="P16">Imbaud Pierre </text:p>
        </text:list-item>
        <text:list-item>
          <text:p text:style-name="P16">Grisel Olivier </text:p>
        </text:list-item>
        <text:list-item>
          <text:p text:style-name="P16">Aide Florent </text:p>
        </text:list-item>
        <text:list-item>
          <text:p text:style-name="P16">Barde Stéphane </text:p>
        </text:list-item>
        <text:list-item>
          <text:p text:style-name="P16">Combelles Christophe </text:p>
        </text:list-item>
        <text:list-item>
          <text:p text:style-name="P16">Petit Frédéric </text:p>
        </text:list-item>
        <text:list-item>
          <text:p text:style-name="P16">Conrad Alexandre </text:p>
        </text:list-item>
        <text:list-item>
          <text:p text:style-name="P16">Varoquaux Gaël </text:p>
        </text:list-item>
        <text:list-item>
          <text:p text:style-name="P16">Douche Sébastien </text:p>
        </text:list-item>
        <text:list-item>
          <text:p text:style-name="P16">Paviot Thomas </text:p>
        </text:list-item>
        <text:list-item>
          <text:p text:style-name="P16">Peinal Michel </text:p>
        </text:list-item>
        <text:list-item>
          <text:p text:style-name="P16">Camguilhem Jean-Philippe </text:p>
        </text:list-item>
        <text:list-item>
          <text:p text:style-name="P16">Larlet david </text:p>
        </text:list-item>
        <text:list-item>
          <text:p text:style-name="P16">Bonhomeau Gwenaël </text:p>
        </text:list-item>
        <text:list-item>
          <text:p text:style-name="P16">Ziadé Tarek </text:p>
        </text:list-item>
        <text:list-item>
          <text:p text:style-name="P16">Pascual Emilie </text:p>
        </text:list-item>
      </text:list>
      <text:list text:style-name="L3">
        <text:list-item>
          <text:p text:style-name="P17">pouvoirs : 3 </text:p>
        </text:list-item>
      </text:list>
      <text:list text:style-name="L4">
        <text:list-item>
          <text:p text:style-name="P18">René Mages (Christophe Combelles) </text:p>
        </text:list-item>
        <text:list-item>
          <text:p text:style-name="P18">Georges Racinet (Olivier Grisel) </text:p>
        </text:list-item>
        <text:list-item>
          <text:p text:style-name="P18">Laurent Godard (Olivier Grisel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odoni-BoldCondensed" svg:font-family="Bodoni-BoldCondensed"/>
    <style:font-face style:name="LucidaGrande" svg:font-family="LucidaGrande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-Oblique" svg:font-family="Helvetica-Oblique" style:font-family-generic="swiss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size="11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text-properties fo:font-size="11pt" fo:font-weight="bold" style:font-size-asian="11pt" style:font-weight-asian="bold" style:font-size-complex="11pt" style:font-weight-complex="bold"/>
    </style:style>
    <style:page-layout style:name="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Procès verbal assemblée générale de l'AFPY du 31 mai 2009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Procès-verbal d’assemblée générale</dc:title>
    <meta:initial-creator>SR+LS</meta:initial-creator>
    <meta:creation-date>2005-07-17T16:38:00</meta:creation-date>
    <dc:creator>ccomb</dc:creator>
    <dc:date>2009-08-19T11:16:53</dc:date>
    <dc:language>fr-FR</dc:language>
    <meta:editing-cycles>62</meta:editing-cycles>
    <meta:editing-duration>PT5H7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25" meta:word-count="664" meta:character-count="4482"/>
  </office:meta>
</office:document-meta>
</file>